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Impl.setInternalValues( QValue [ ] qValues , int valu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Impl.getLength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Impl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Impl.setValue( InputStream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perty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Impl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Impl.setValue( String [ ] valu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pertyImpl.setValu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Impl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Impl.getRequiredType( int defaul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Impl.setValue( Value [ ] valu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ropertyImpl.getQ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Impl.get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Impl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Impl.set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Impl.checkIsWritable( boolean multi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Impl.i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checkValidReference( Node value , int propertyType , NameResolver 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Impl.getLength( QValu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Impl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accept( Item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Impl.setValue( Nod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Impl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is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PropertyImpl( SessionImpl session , PropertyState state , ItemLifeCycleListener [ ] 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getProperty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setValue( Value value , int required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yImpl.ge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setValue( Calenda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Impl.getQ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Impl.setValue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Impl.ge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